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BE6BBE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69EB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0BE695F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3" office:value-type="string">
            <text:p>0xBE73FE</text:p>
          </table:table-cell>
          <table:table-cell table:style-name="ce3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19F</text:p>
          </table:table-cell>
          <table:table-cell table:style-name="ce3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 office:value-type="string">
            <text:p>0xBE722B</text:p>
          </table:table-cell>
          <table:table-cell table:style-name="ce3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3" office:value-type="string">
            <text:p>byte</text:p>
          </table:table-cell>
          <table:table-cell table:style-name="ce3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4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 table:style-name="ce23"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0" office:value-type="string">
            <text:p>0x13A466C</text:p>
          </table:table-cell>
          <table:table-cell table:style-name="ce3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3" office:value-type="string">
            <text:p>0x13A882C</text:p>
          </table:table-cell>
          <table:table-cell table:style-name="ce3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5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8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5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8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neral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1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2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3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3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 table:number-rows-repeated="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4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4"/>
          <table:table-cell table:style-name="ce32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4"/>
          <table:table-cell table:style-name="ce32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+0x00C0</text:p>
          </table:table-cell>
          <table:table-cell table:style-name="ce32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4"/>
          <table:table-cell table:style-name="ce34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C8</text:p>
          </table:table-cell>
          <table:table-cell table:style-name="ce32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0</text:p>
          </table:table-cell>
          <table:table-cell table:style-name="ce32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4</text:p>
          </table:table-cell>
          <table:table-cell table:style-name="ce32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4" office:value-type="string">
            <text:p>+0x00D8</text:p>
          </table:table-cell>
          <table:table-cell table:style-name="ce32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4"/>
          <table:table-cell table:style-name="ce32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00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7-28T00:05:05.63</dc:date>
    <meta:editing-duration>P13DT10H44M37S</meta:editing-duration>
    <meta:editing-cycles>539</meta:editing-cycles>
    <meta:generator>OpenOffice/4.1.2$Win32 OpenOffice.org_project/412m3$Build-9782</meta:generator>
    <meta:document-statistic meta:table-count="12" meta:cell-count="3713" meta:object-count="0"/>
  </office:meta>
</office:document-meta>
</file>